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BeanContextServicesSupport.revokeService( Class serviceClass , BeanContextServiceProvider serviceProvider , boolean revokeCurrentServicesNo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trolBeanContextServicesSupport.addBeanContextServicesListener( BeanContextServicesListener bcs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Provider.hasReques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ervicesSupport.releaseBeanContextResour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iceProvider.revoke( BeanContextServiceRevokedEvent bcs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BeanContextServicesSupport.getService( BeanContextChild child , Object requestor , Class serviceClass , Object serviceSelector , BeanContextServiceRevokedListener bcsr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erviceProvider.isDele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ervicesSupport.writeObject( ObjectOutputStream oo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ntrolBeanContextServicesSupport.findServiceClass( Object servi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BeanContextServicesSupport.addService( Class serviceClass , BeanContextServiceProvider serviceProvi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iceProvider.removeChildReference( Object reques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ildServiceReference.incrementRef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ervicesSupport.releaseService( BeanContextChild child , Object requestor , Object servi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hildServiceReference.ge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Provider.getBCServic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Provider.ServiceProvider( BeanContextServiceProvider bc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BeanContextServicesSupport.fireServiceAvailableEvent( BeanContextServiceAvailableEvent bcsa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BeanContextServicesSupport.readObject( ObjectInputStream o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rolBeanContextServicesSupport.ControlBeanContextServicesSupport( BeanContextServices pe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ervicesSupport.ControlBeanContextServices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Provider.isRevo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ervicesSupport.fireServiceRevokedEvent( BeanContextServiceRevokedEvent bcs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BeanContextServicesSupport.hasService( Class service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ildServiceReference.ChildServiceReference( BeanContextServiceRevokedListener bcs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Provider.addChildReference( Object requestor , BeanContextServiceRevokedListener bcs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rolBeanContextServicesSupport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BeanContextServicesSupport.getCurrentServiceSelectors( Class service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iceProvider.isSerializ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Provider.getRequest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iceProvider.Servic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ildServiceReference.decrementRef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ervicesSupport.removeBeanContextServicesListener( BeanContextServicesListener bcs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ervicesSupport.getCurrentServiceClass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